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3236in" fo:break-before="auto" style:use-optimal-row-height="true"/>
    </style:style>
    <style:style style:name="ro2" style:family="table-row">
      <style:table-row-properties style:row-height="0.9409in" fo:break-before="auto" style:use-optimal-row-height="true"/>
    </style:style>
    <style:style style:name="ro3" style:family="table-row">
      <style:table-row-properties style:row-height="0.7866in" fo:break-before="auto" style:use-optimal-row-height="true"/>
    </style:style>
    <style:style style:name="ro4" style:family="table-row">
      <style:table-row-properties style:row-height="1.0953in" fo:break-before="auto" style:use-optimal-row-height="true"/>
    </style:style>
    <style:style style:name="ro5" style:family="table-row">
      <style:table-row-properties style:row-height="1.25in" fo:break-before="auto" style:use-optimal-row-height="true"/>
    </style:style>
    <style:style style:name="ro6" style:family="table-row">
      <style:table-row-properties style:row-height="1.5583in" fo:break-before="auto" style:use-optimal-row-height="true"/>
    </style:style>
    <style:style style:name="ro7" style:family="table-row">
      <style:table-row-properties style:row-height="0.478in" fo:break-before="auto" style:use-optimal-row-height="true"/>
    </style:style>
    <style:style style:name="ro8" style:family="table-row">
      <style:table-row-properties style:row-height="0.6327in" fo:break-before="auto" style:use-optimal-row-height="false"/>
    </style:style>
    <style:style style:name="ro9" style:family="table-row">
      <style:table-row-properties style:row-height="0.6327in" fo:break-before="auto" style:use-optimal-row-height="true"/>
    </style:style>
    <style:style style:name="ro10" style:family="table-row">
      <style:table-row-properties style:row-height="1.4043in" fo:break-before="auto" style:use-optimal-row-height="true"/>
    </style:style>
    <style:style style:name="ro11" style:family="table-row">
      <style:table-row-properties style:row-height="1.7126in" fo:break-before="auto" style:use-optimal-row-height="true"/>
    </style:style>
    <style:style style:name="ro12" style:family="table-row">
      <style:table-row-properties style:row-height="1.8665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2"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2"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2"/>
        </table:table-row>
        <table:table-row table:style-name="ro1">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1007"/>
        </table:table-row>
        <table:table-row table:style-name="ro2">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2"/>
        </table:table-row>
        <table:table-row table:style-name="ro2">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dimidate</text:p>
          </table:table-cell>
          <table:table-cell/>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2"/>
        </table:table-row>
        <table:table-row table:style-name="ro3">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2"/>
        </table:table-row>
        <table:table-row table:style-name="ro4">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2"/>
        </table:table-row>
        <table:table-row table:style-name="ro4">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6 – U</text:p>
          </table:table-cell>
          <table:table-cell table:number-columns-repeated="1002"/>
        </table:table-row>
        <table:table-row table:style-name="ro5">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7 – U</text:p>
          </table:table-cell>
          <table:table-cell table:number-columns-repeated="1002"/>
        </table:table-row>
        <table:table-row table:style-name="ro5">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table:number-columns-repeated="1003"/>
        </table:table-row>
        <table:table-row table:style-name="ro3">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2"/>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table:number-columns-repeated="1003"/>
        </table:table-row>
        <table:table-row table:style-name="ro6">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table:number-columns-repeated="1003"/>
        </table:table-row>
        <table:table-row table:style-name="ro7">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2"/>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table:number-columns-repeated="1003"/>
        </table:table-row>
        <table:table-row table:style-name="ro3">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table:number-columns-repeated="1003"/>
        </table:table-row>
        <table:table-row table:style-name="ro3">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table:number-columns-repeated="1003"/>
        </table:table-row>
        <table:table-row table:style-name="ro3">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table:number-columns-repeated="1003"/>
        </table:table-row>
        <table:table-row table:style-name="ro3">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table:number-columns-repeated="1003"/>
        </table:table-row>
        <table:table-row table:style-name="ro3">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table:number-columns-repeated="1003"/>
        </table:table-row>
        <table:table-row table:style-name="ro3">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2"/>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table:number-columns-repeated="1003"/>
        </table:table-row>
        <table:table-row table:style-name="ro6">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table:number-columns-repeated="1003"/>
        </table:table-row>
        <table:table-row table:style-name="ro6">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table:number-columns-repeated="1003"/>
        </table:table-row>
        <table:table-row table:style-name="ro6">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table:number-columns-repeated="1003"/>
        </table:table-row>
        <table:table-row table:style-name="ro8">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table:number-columns-repeated="1003"/>
        </table:table-row>
        <table:table-row table:style-name="ro9">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table:number-columns-repeated="1003"/>
        </table:table-row>
        <table:table-row table:style-name="ro9">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table:number-columns-repeated="1003"/>
        </table:table-row>
        <table:table-row table:style-name="ro9">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table:number-columns-repeated="1003"/>
        </table:table-row>
        <table:table-row table:style-name="ro9">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table:number-columns-repeated="1003"/>
        </table:table-row>
        <table:table-row table:style-name="ro9">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table:number-columns-repeated="1003"/>
        </table:table-row>
        <table:table-row table:style-name="ro9">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table:number-columns-repeated="1003"/>
        </table:table-row>
        <table:table-row table:style-name="ro9">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table:number-columns-repeated="1003"/>
        </table:table-row>
        <table:table-row table:style-name="ro9">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table:number-columns-repeated="1003"/>
        </table:table-row>
        <table:table-row table:style-name="ro7">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table:number-columns-repeated="1003"/>
        </table:table-row>
        <table:table-row table:style-name="ro7">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table:number-columns-repeated="1003"/>
        </table:table-row>
        <table:table-row table:style-name="ro7">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2"/>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table:number-columns-repeated="1003"/>
        </table:table-row>
        <table:table-row table:style-name="ro10">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table:number-columns-repeated="1003"/>
        </table:table-row>
        <table:table-row table:style-name="ro10">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table:number-columns-repeated="1003"/>
        </table:table-row>
        <table:table-row table:style-name="ro10">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table:number-columns-repeated="1003"/>
        </table:table-row>
        <table:table-row table:style-name="ro2">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table:number-columns-repeated="1003"/>
        </table:table-row>
        <table:table-row table:style-name="ro2">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table:number-columns-repeated="1003"/>
        </table:table-row>
        <table:table-row table:style-name="ro2">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table:number-columns-repeated="1003"/>
        </table:table-row>
        <table:table-row table:style-name="ro3">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1007"/>
        </table:table-row>
        <table:table-row table:style-name="ro3">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office:value-type="string" calcext:value-type="string">
            <text:p>Dominate, Go again</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1007"/>
        </table:table-row>
        <table:table-row table:style-name="ro3">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1007"/>
        </table:table-row>
        <table:table-row table:style-name="ro2">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1007"/>
        </table:table-row>
        <table:table-row table:style-name="ro2">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1007"/>
        </table:table-row>
        <table:table-row table:style-name="ro4">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1007"/>
        </table:table-row>
        <table:table-row table:style-name="ro9">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1007"/>
        </table:table-row>
        <table:table-row table:style-name="ro4">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1007"/>
        </table:table-row>
        <table:table-row table:style-name="ro11">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1007"/>
        </table:table-row>
        <table:table-row table:style-name="ro7">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1007"/>
        </table:table-row>
        <table:table-row table:style-name="ro7">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1007"/>
        </table:table-row>
        <table:table-row table:style-name="ro7">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2"/>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1007"/>
        </table:table-row>
        <table:table-row table:style-name="ro6">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1007"/>
        </table:table-row>
        <table:table-row table:style-name="ro6">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1007"/>
        </table:table-row>
        <table:table-row table:style-name="ro6">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1007"/>
        </table:table-row>
        <table:table-row table:style-name="ro7">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1007"/>
        </table:table-row>
        <table:table-row table:style-name="ro7">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1007"/>
        </table:table-row>
        <table:table-row table:style-name="ro3">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1007"/>
        </table:table-row>
        <table:table-row table:style-name="ro3">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1007"/>
        </table:table-row>
        <table:table-row table:style-name="ro3">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1007"/>
        </table:table-row>
        <table:table-row table:style-name="ro11">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1007"/>
        </table:table-row>
        <table:table-row table:style-name="ro11">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1007"/>
        </table:table-row>
        <table:table-row table:style-name="ro11">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1007"/>
        </table:table-row>
        <table:table-row table:style-name="ro9">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2"/>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1007"/>
        </table:table-row>
        <table:table-row table:style-name="ro2">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1007"/>
        </table:table-row>
        <table:table-row table:style-name="ro2">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number-columns-repeated="2"/>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1007"/>
        </table:table-row>
        <table:table-row table:style-name="ro9">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1007"/>
        </table:table-row>
        <table:table-row table:style-name="ro4">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1007"/>
        </table:table-row>
        <table:table-row table:style-name="ro4">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1007"/>
        </table:table-row>
        <table:table-row table:style-name="ro12">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2"/>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1007"/>
        </table:table-row>
        <table:table-row table:style-name="ro6">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1007"/>
        </table:table-row>
        <table:table-row table:style-name="ro2">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1007"/>
        </table:table-row>
        <table:table-row table:style-name="ro2">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1007"/>
        </table:table-row>
        <table:table-row table:style-name="ro2">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2"/>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1007"/>
        </table:table-row>
        <table:table-row table:style-name="ro3">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1007"/>
        </table:table-row>
        <table:table-row table:style-name="ro3">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13">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table-cell office:value-type="string" calcext:value-type="string">
            <text:p>**Go again**</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1007"/>
        </table:table-row>
        <table:table-row table:style-name="ro9">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1007"/>
        </table:table-row>
        <table:table-row table:style-name="ro7">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1007"/>
        </table:table-row>
        <table:table-row table:style-name="ro7">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2"/>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1007"/>
        </table:table-row>
        <table:table-row table:style-name="ro10">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1007"/>
        </table:table-row>
        <table:table-row table:style-name="ro5">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table:table-cell office:value-type="string" calcext:value-type="string">
            <text:p>**Once per tur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1007"/>
        </table:table-row>
        <table:table-row table:style-name="ro4">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1007"/>
        </table:table-row>
        <table:table-row table:style-name="ro3">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1007"/>
        </table:table-row>
        <table:table-row table:style-name="ro5">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1007"/>
        </table:table-row>
        <table:table-row table:style-name="ro2">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1007"/>
        </table:table-row>
        <table:table-row table:style-name="ro11">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1007"/>
        </table:table-row>
        <table:table-row table:style-name="ro9">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1007"/>
        </table:table-row>
        <table:table-row table:style-name="ro3">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1007"/>
        </table:table-row>
        <table:table-row table:style-name="ro3">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1007"/>
        </table:table-row>
        <table:table-row table:style-name="ro3">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1007"/>
        </table:table-row>
        <table:table-row table:style-name="ro9">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1007"/>
        </table:table-row>
        <table:table-row table:style-name="ro9">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1007"/>
        </table:table-row>
        <table:table-row table:style-name="ro9">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2"/>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1007"/>
        </table:table-row>
        <table:table-row table:style-name="ro9">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1007"/>
        </table:table-row>
        <table:table-row table:style-name="ro9">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1007"/>
        </table:table-row>
        <table:table-row table:style-name="ro9">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1007"/>
        </table:table-row>
        <table:table-row table:style-name="ro2">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1007"/>
        </table:table-row>
        <table:table-row table:style-name="ro7">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1007"/>
        </table:table-row>
        <table:table-row table:style-name="ro7">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1007"/>
        </table:table-row>
        <table:table-row table:style-name="ro7">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1007"/>
        </table:table-row>
        <table:table-row table:style-name="ro9">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1007"/>
        </table:table-row>
        <table:table-row table:style-name="ro9">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1007"/>
        </table:table-row>
        <table:table-row table:style-name="ro4">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1007"/>
        </table:table-row>
        <table:table-row table:style-name="ro4">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1007"/>
        </table:table-row>
        <table:table-row table:style-name="ro4">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1007"/>
        </table:table-row>
        <table:table-row table:style-name="ro6">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1007"/>
        </table:table-row>
        <table:table-row table:style-name="ro7">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number-columns-repeated="2"/>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1007"/>
        </table:table-row>
        <table:table-row table:style-name="ro7">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1007"/>
        </table:table-row>
        <table:table-row table:style-name="ro7">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1007"/>
        </table:table-row>
        <table:table-row table:style-name="ro7">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1007"/>
        </table:table-row>
        <table:table-row table:style-name="ro7">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1007"/>
        </table:table-row>
        <table:table-row table:style-name="ro7">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1007"/>
        </table:table-row>
        <table:table-row table:style-name="ro7">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1007"/>
        </table:table-row>
        <table:table-row table:style-name="ro7">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1007"/>
        </table:table-row>
        <table:table-row table:style-name="ro5">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1007"/>
        </table:table-row>
        <table:table-row table:style-name="ro9">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2"/>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1007"/>
        </table:table-row>
        <table:table-row table:style-name="ro7">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1007"/>
        </table:table-row>
        <table:table-row table:style-name="ro5">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1007"/>
        </table:table-row>
        <table:table-row table:style-name="ro9">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2"/>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1007"/>
        </table:table-row>
        <table:table-row table:style-name="ro7">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table:number-columns-repeated="1004"/>
        </table:table-row>
        <table:table-row table:style-name="ro7">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table:number-columns-repeated="1004"/>
        </table:table-row>
        <table:table-row table:style-name="ro7">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table:number-columns-repeated="1004"/>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1007"/>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1007"/>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2"/>
          <table:table-cell office:value-type="string" calcext:value-type="string">
            <text:p>If Snatch hits, draw a card.</text:p>
          </table:table-cell>
          <table:table-cell/>
          <table:table-cell office:value-type="string" calcext:value-type="string">
            <text:p>Generic Action – Attack</text:p>
          </table:table-cell>
          <table:table-cell table:number-columns-repeated="1007"/>
        </table:table-row>
        <table:table-row table:style-name="ro9">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1007"/>
        </table:table-row>
        <table:table-row table:style-name="ro7">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1007"/>
        </table:table-row>
        <table:table-row table:style-name="ro9">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number-columns-repeated="2"/>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1007"/>
        </table:table-row>
        <table:table-row table:style-name="ro13">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3{h}</text:p>
          </table:table-cell>
          <table:table-cell/>
          <table:table-cell office:value-type="string" calcext:value-type="string">
            <text:p>Generic Instant</text:p>
          </table:table-cell>
          <table:table-cell table:number-columns-repeated="1007"/>
        </table:table-row>
        <table:table-row table:style-name="ro13">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2{h}</text:p>
          </table:table-cell>
          <table:table-cell/>
          <table:table-cell office:value-type="string" calcext:value-type="string">
            <text:p>Generic Instant</text:p>
          </table:table-cell>
          <table:table-cell table:number-columns-repeated="1007"/>
        </table:table-row>
        <table:table-row table:style-name="ro13">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2"/>
          <table:table-cell office:value-type="string" calcext:value-type="string">
            <text:p>Gain 1{h}</text:p>
          </table:table-cell>
          <table:table-cell/>
          <table:table-cell office:value-type="string" calcext:value-type="string">
            <text:p>Generic Instant</text:p>
          </table:table-cell>
          <table:table-cell table:number-columns-repeated="1007"/>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1007"/>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1007"/>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1007"/>
        </table:table-row>
        <table:table-row table:style-name="ro4">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1007"/>
        </table:table-row>
        <table:table-row table:style-name="ro4">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1007"/>
        </table:table-row>
        <table:table-row table:style-name="ro4">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1007"/>
        </table:table-row>
        <table:table-row table:style-name="ro5">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1007"/>
        </table:table-row>
        <table:table-row table:style-name="ro5">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1007"/>
        </table:table-row>
        <table:table-row table:style-name="ro5">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1007"/>
        </table:table-row>
        <table:table-row table:style-name="ro9">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1007"/>
        </table:table-row>
        <table:table-row table:style-name="ro9">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1007"/>
        </table:table-row>
        <table:table-row table:style-name="ro9">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1007"/>
        </table:table-row>
        <table:table-row table:style-name="ro4">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1007"/>
        </table:table-row>
        <table:table-row table:style-name="ro4">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1007"/>
        </table:table-row>
        <table:table-row table:style-name="ro4">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1007"/>
        </table:table-row>
        <table:table-row table:style-name="ro7">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1007"/>
        </table:table-row>
        <table:table-row table:style-name="ro7">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1007"/>
        </table:table-row>
        <table:table-row table:style-name="ro7">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1007"/>
        </table:table-row>
        <table:table-row table:style-name="ro3">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1007"/>
        </table:table-row>
        <table:table-row table:style-name="ro3">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1007"/>
        </table:table-row>
        <table:table-row table:style-name="ro3">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1007"/>
        </table:table-row>
        <table:table-row table:style-name="ro2">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1007"/>
        </table:table-row>
        <table:table-row table:style-name="ro2">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1007"/>
        </table:table-row>
        <table:table-row table:style-name="ro2">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1007"/>
        </table:table-row>
        <table:table-row table:style-name="ro7">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1007"/>
        </table:table-row>
        <table:table-row table:style-name="ro7">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1007"/>
        </table:table-row>
        <table:table-row table:style-name="ro7">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2"/>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1007"/>
        </table:table-row>
        <table:table-row table:style-name="ro9">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1007"/>
        </table:table-row>
        <table:table-row table:style-name="ro9">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1007"/>
        </table:table-row>
        <table:table-row table:style-name="ro9">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3"/>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1007"/>
        </table:table-row>
        <table:table-row table:style-name="ro2">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1007"/>
        </table:table-row>
        <table:table-row table:style-name="ro2">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1007"/>
        </table:table-row>
        <table:table-row table:style-name="ro2">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1007"/>
        </table:table-row>
        <table:table-row table:style-name="ro2">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1007"/>
        </table:table-row>
        <table:table-row table:style-name="ro2">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1007"/>
        </table:table-row>
        <table:table-row table:style-name="ro2">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2"/>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1007"/>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1007"/>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1007"/>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1007"/>
        </table:table-row>
        <table:table-row table:style-name="ro7">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1007"/>
        </table:table-row>
        <table:table-row table:style-name="ro7">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1007"/>
        </table:table-row>
        <table:table-row table:style-name="ro7">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2"/>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1007"/>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1007"/>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1007"/>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2"/>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1007"/>
        </table:table-row>
        <table:table-row table:style-name="ro9">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1007"/>
        </table:table-row>
        <table:table-row table:style-name="ro9">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1007"/>
        </table:table-row>
        <table:table-row table:style-name="ro9">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1007"/>
        </table:table-row>
        <table:table-row table:style-name="ro2">
          <table:table-cell office:value-type="string" calcext:value-type="string">
            <text:p>WTR224</text:p>
          </table:table-cell>
          <table:table-cell office:value-type="string" calcext:value-type="string">
            <text:p>WTR</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2"/>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1007"/>
        </table:table-row>
        <table:table-row table:style-name="ro2">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2"/>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1007"/>
        </table:table-row>
        <table:table-row table:style-name="ro13" table:number-rows-repeated="1048348">
          <table:table-cell table:number-columns-repeated="1023"/>
        </table:table-row>
        <table:table-row table:style-name="ro13">
          <table:table-cell table:number-columns-repeated="10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0">00/00/0000</text:date>, <text:time style:data-style-name="N2" text:time-value="01:41:20.7740550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0T02:20:20.854180135</dc:date>
    <meta:editing-duration>PT3H35M29S</meta:editing-duration>
    <meta:editing-cycles>152</meta:editing-cycles>
    <meta:generator>LibreOffice/7.2.5.2$MacOSX_X86_64 LibreOffice_project/499f9727c189e6ef3471021d6132d4c694f357e5</meta:generator>
    <meta:document-statistic meta:table-count="1" meta:cell-count="2559" meta:object-count="0"/>
    <meta:user-defined meta:name=""/>
  </office:meta>
</office:document-meta>
</file>